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6235C93B4DEA25CC49.png" manifest:media-type="image/png"/>
  <manifest:file-entry manifest:full-path="Pictures/10000000000002E20000016266DA656C0F904563.png" manifest:media-type="image/png"/>
  <manifest:file-entry manifest:full-path="Pictures/100000000000021C00000162703CD86CEC97FEAB.png" manifest:media-type="image/png"/>
  <manifest:file-entry manifest:full-path="Pictures/100000000000002000000020B2FF2A327EABC87D.png" manifest:media-type="image/png"/>
  <manifest:file-entry manifest:full-path="Pictures/100000000000021C000001627194158AD4E19B74.png" manifest:media-type="image/png"/>
  <manifest:file-entry manifest:full-path="Pictures/100000000000021C000001620B97D749DD52264A.png" manifest:media-type="image/png"/>
  <manifest:file-entry manifest:full-path="Pictures/100000000000021C000001620D9A09031BDFE86B.png" manifest:media-type="image/png"/>
  <manifest:file-entry manifest:full-path="Pictures/100000000000021C00000162FAA89AD5214C746E.png" manifest:media-type="image/png"/>
  <manifest:file-entry manifest:full-path="Pictures/100000000000021C000001629BCCEEC8A137A6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textarea-vertical-align="middle" draw:auto-grow-height="true" draw:auto-grow-width="false" fo:min-height="5.11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7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72pt" style:font-size-complex="72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cm" svg:height="5.362cm" svg:x="1cm" svg:y="10.838cm">
          <draw:text-box>
            <text:p text:style-name="P1"><text:span text:style-name="T1">101-1</text:span></text:p>
          </draw:text-box>
        </draw:frame>
        <draw:frame draw:style-name="gr2" draw:text-style-name="P2" draw:layer="layout" svg:width="4.487cm" svg:height="2.941cm" svg:x="1.113cm" svg:y="1.035cm">
          <draw:image xlink:href="Pictures/100000000000021C00000162FAA89AD5214C74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cm" svg:height="5.362cm" svg:x="1cm" svg:y="10.838cm">
          <draw:text-box>
            <text:p text:style-name="P1"><text:span text:style-name="T1">101-2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1C000001629BCCEEC8A137A6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1</text:span></text:p>
          </draw:text-box>
        </draw:frame>
        <draw:frame draw:style-name="gr2" draw:text-style-name="P2" draw:layer="layout" svg:width="4.487cm" svg:height="2.941cm" svg:x="1.113cm" svg:y="1.035cm">
          <draw:image xlink:href="Pictures/100000000000021C000001620B97D749DD5226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4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1C000001627194158AD4E19B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666-1</text:span></text:p>
          </draw:text-box>
        </draw:frame>
        <draw:frame draw:style-name="gr2" draw:text-style-name="P2" draw:layer="layout" svg:width="4.487cm" svg:height="2.941cm" svg:x="1.113cm" svg:y="1.035cm">
          <draw:image xlink:href="Pictures/100000000000021C000001620D9A09031BDFE8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666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666-3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1C00000162703CD86CEC97FE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1234567890-1</text:span></text:p>
          </draw:text-box>
        </draw:frame>
        <draw:frame draw:style-name="gr2" draw:text-style-name="P2" draw:layer="layout" svg:width="4.487cm" svg:height="2.941cm" svg:x="1.113cm" svg:y="1.035cm">
          <draw:image xlink:href="Pictures/10000000000002E20000016266DA656C0F9045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1234567890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1234567890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1234567890-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1234567890-5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E20000016235C93B4DEA25CC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7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44:19.977755166</meta:creation-date>
    <dc:date>2017-01-12T09:34:57.277130568</dc:date>
    <meta:editing-duration>PT6M41S</meta:editing-duration>
    <meta:editing-cycles>3</meta:editing-cycles>
    <meta:generator>LibreOffice/5.0.2.2$Linux_X86_64 LibreOffice_project/00m0$Build-2</meta:generator>
    <dc:creator>Matt Carter</dc:creator>
    <meta:document-statistic meta:object-count="71"/>
  </office:meta>
</office:document-meta>
</file>